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2.826cm" style:rel-column-width="10922*"/>
    </style:style>
    <style:style style:name="Tableau1.F" style:family="table-column">
      <style:table-column-properties style:column-width="2.828cm" style:rel-column-width="1092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0">
      <style:table-cell-properties fo:padding="0.097cm" fo:border-left="0.002cm solid #000000" fo:border-right="none" fo:border-top="none" fo:border-bottom="0.002cm solid #000000"/>
    </style:style>
    <style:style style:name="Tableau1.F3"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6.96cm" table:align="margins"/>
    </style:style>
    <style:style style:name="Tableau2.A" style:family="table-column">
      <style:table-column-properties style:column-width="2.826cm" style:rel-column-width="10922*"/>
    </style:style>
    <style:style style:name="Tableau2.F" style:family="table-column">
      <style:table-column-properties style:column-width="2.828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2.D3" style:family="table-cell" style:data-style-name="N100">
      <style:table-cell-properties fo:padding="0.097cm" fo:border-left="0.002cm solid #000000" fo:border-right="none" fo:border-top="none" fo:border-bottom="0.002cm solid #000000"/>
    </style:style>
    <style:style style:name="Tableau2.F3" style:family="table-cell" style:data-style-name="N0">
      <style:table-cell-properties fo:padding="0.097cm" fo:border-left="0.002cm solid #000000" fo:border-right="0.002cm solid #000000" fo:border-top="none" fo:border-bottom="0.002cm solid #000000"/>
    </style:style>
    <style:style style:name="Tableau2.C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text-properties style:font-name="Calibri" fo:font-weight="bold" style:font-weight-asian="bold" style:font-weight-complex="bold"/>
    </style:style>
    <style:style style:name="P9" style:family="paragraph" style:parent-style-name="Standard">
      <style:paragraph-properties fo:text-align="justify" style:justify-single-word="false" style:text-autospace="none"/>
      <style:text-properties style:font-name="Calibri" fo:font-weight="bold" style:font-weight-asian="bold" style:font-weight-complex="bold"/>
    </style:style>
    <style:style style:name="P10" style:family="paragraph" style:parent-style-name="Standard">
      <style:text-properties style:font-name="Calibri" fo:font-weight="normal" style:font-weight-asian="normal" style:font-weight-complex="normal"/>
    </style:style>
    <style:style style:name="P11" style:family="paragraph" style:parent-style-name="Standard">
      <style:paragraph-properties fo:text-align="justify" style:justify-single-word="false"/>
      <style:text-properties style:font-name="Calibri" fo:font-weight="normal" style:font-weight-asian="normal" style:font-weight-complex="normal"/>
    </style:style>
    <style:style style:name="P12"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3"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4"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5" style:family="paragraph" style:parent-style-name="Standard">
      <style:paragraph-properties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9"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0"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1" style:family="paragraph" style:parent-style-name="Table_20_Contents">
      <style:paragraph-properties fo:text-align="justify" style:justify-single-word="false"/>
      <style:text-properties style:font-name="Calibri" fo:font-size="12pt" style:font-name-asian="TTE1C28908t00" style:font-size-asian="12pt" style:font-name-complex="TTE1C28908t00" style:font-size-complex="12pt"/>
    </style:style>
    <style:style style:name="P22" style:family="paragraph" style:parent-style-name="Table_20_Contents">
      <style:paragraph-properties fo:text-align="center" style:justify-single-word="false"/>
      <style:text-properties style:font-name="Calibri" fo:font-size="12pt" style:font-name-asian="TTE1C28908t00" style:font-size-asian="12pt" style:font-name-complex="TTE1C28908t00" style:font-size-complex="12pt"/>
    </style:style>
    <style:style style:name="P23" style:family="paragraph" style:parent-style-name="Standard">
      <style:paragraph-properties fo:margin-left="0cm" fo:margin-right="0cm" fo:text-align="justify" style:justify-single-word="false" fo:text-indent="-0.053cm" style:auto-text-indent="false" style:text-autospace="none">
        <style:tab-stops>
          <style:tab-stop style:position="0.026cm"/>
        </style:tab-stops>
      </style:paragraph-properties>
      <style:text-properties style:font-name="Calibri"/>
    </style:style>
    <style:style style:name="P24"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5" style:family="paragraph" style:parent-style-name="Standard">
      <style:text-properties style:font-name="Calibri" fo:font-weight="normal" style:font-weight-asian="normal" style:font-weight-complex="normal"/>
    </style:style>
    <style:style style:name="P26" style:family="paragraph" style:parent-style-name="Standard">
      <style:paragraph-properties fo:text-align="justify" style:justify-single-word="fals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7"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Standard" style:list-style-name="L2">
      <style:paragraph-properties fo:margin-left="-0.026cm" fo:margin-right="0cm" fo:text-align="justify" style:justify-single-word="false" fo:text-indent="0cm" style:auto-text-indent="false" style:text-autospace="none">
        <style:tab-stops>
          <style:tab-stop style:position="0.026cm"/>
        </style:tab-stops>
      </style:paragraph-properties>
      <style:text-properties style:font-name="Calibri" fo:font-weight="bold" style:font-weight-asian="bold" style:font-weight-complex="bold"/>
    </style:style>
    <style:style style:name="P29"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344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0"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026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31" style:family="paragraph" style:parent-style-name="Standard" style:list-style-name="L2">
      <style:paragraph-properties fo:margin-left="0.026cm" fo:margin-right="0cm" fo:text-align="justify" style:justify-single-word="false" fo:text-indent="-0.635cm" style:auto-text-indent="false" style:text-autospace="none">
        <style:tab-stops>
          <style:tab-stop style:position="0.026cm"/>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2" style:family="paragraph" style:parent-style-name="Standard">
      <style:paragraph-properties fo:margin-left="0.609cm" fo:margin-right="0cm" fo:text-align="justify" style:justify-single-word="false" fo:text-indent="-0.635cm" style:auto-text-indent="false" style:text-autospace="none">
        <style:tab-stops>
          <style:tab-stop style:position="0.026cm"/>
        </style:tab-stops>
      </style:paragraph-properties>
      <style:text-properties style:font-name="Calibri"/>
    </style:style>
    <style:style style:name="P33" style:family="paragraph" style:parent-style-name="Standard">
      <style:paragraph-properties fo:margin-left="0.609cm" fo:margin-right="0cm" fo:text-align="justify" style:justify-single-word="false" fo:text-indent="-0.635cm" style:auto-text-indent="false" fo:break-before="page" style:text-autospace="none">
        <style:tab-stops>
          <style:tab-stop style:position="0.026cm"/>
        </style:tab-stops>
      </style:paragraph-properties>
      <style:text-properties style:font-name="Calibri"/>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000000" fo:font-style="normal" style:text-underline-style="none" fo:font-weight="bold" style:font-style-asian="normal" style:font-weight-asian="bold" style:font-style-complex="normal" style:font-weight-complex="bold"/>
    </style:style>
    <style:style style:name="T4" style:family="text">
      <style:text-properties fo:color="#000000" fo:font-style="normal" style:text-underline-style="none"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TRAIT DU REGISTRE</text:p>
      <text:p text:style-name="P4">DES DELIBERATIONS DU CONSEIL MUNICIPAL</text:p>
      <text:p text:style-name="P4">DE LA COMMUNE DE MONTREUIL-EN-TOURAINE</text:p>
      <text:p text:style-name="P3"/>
      <text:p text:style-name="P2">Nombre de conseillers en exercice : </text:p>
      <text:p text:style-name="P2">Nombre de présents : </text:p>
      <text:p text:style-name="P19">Nombre d’exprimés : </text:p>
      <text:p text:style-name="P19"><text:s/><text:tab/><text:tab/><text:tab/><text:tab/><text:tab/><text:tab/><text:tab/><text:tab/><text:span text:style-name="T2">Séance du mardi 13 novembre 2012</text:span></text:p>
      <text:p text:style-name="P19"><text:span text:style-name="T2">Date de la convocation </text:span>:</text:p>
      <text:p text:style-name="P19">05 novembre 2012</text:p>
      <text:p text:style-name="P18">--------------------------------</text:p>
      <text:p text:style-name="P2">L’an deux mil douze le treize novembre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s PADIOLLEAU, GOHIER, GALIMANT, ADUMEAU, RONCIER, DÉROGIS, Mmes ROQUIN, GENTILHOMME, DENIS, MORLEC, ULIVI</text:p>
      <text:p text:style-name="P2"><text:span text:style-name="T2">Pouvoirs</text:span>: Mme FRANCESCAT à M. DÉROGIS</text:p>
      <text:p text:style-name="P2"><text:span text:style-name="T5">Absents</text:span> : M. MORLEC P.</text:p>
      <text:p text:style-name="P2"/>
      <text:p text:style-name="P2">Mme GENTILHOMME a été élue secrétaire de séance.</text:p>
      <text:p text:style-name="P2"/>
      <text:p text:style-name="P2">Ordre du jour :</text:p>
      <text:list xml:id="list38674732" text:style-name="L1">
        <text:list-item>
          <text:list>
            <text:list-item>
              <text:p text:style-name="P27">Convention avec Présence Verte</text:p>
            </text:list-item>
            <text:list-item>
              <text:p text:style-name="P27">Nouvelle numérotation des habitations</text:p>
            </text:list-item>
            <text:list-item>
              <text:p text:style-name="P27">Révision des tarifs de cantine à compter du 1er janvier 2013</text:p>
            </text:list-item>
            <text:list-item>
              <text:p text:style-name="P27">Modification de la convention de location de la salle des fêtes aux associations</text:p>
            </text:list-item>
            <text:list-item>
              <text:p text:style-name="P27">Création d'un comité consultatif pour le projet de réhabilitation du château</text:p>
            </text:list-item>
            <text:list-item>
              <text:p text:style-name="P27">questions diverses</text:p>
              <text:p text:style-name="P27"/>
            </text:list-item>
          </text:list>
        </text:list-item>
      </text:list>
      <text:p text:style-name="P17">Monsieur le Maire propose d'ajouter à l'ordre du jour le point suivant:</text:p>
      <text:p text:style-name="P17">- DM Budgets commune et assainissement</text:p>
      <text:p text:style-name="P16">--------------------------------</text:p>
      <text:p text:style-name="P20"/>
      <text:list xml:id="list38665640" text:style-name="L2">
        <text:list-header>
          <text:p text:style-name="P28">1) Convention avec Présence Verte</text:p>
        </text:list-header>
      </text:list>
      <text:p text:style-name="P14">L'association Présence Verte souhaite s'implanter sur le territoire communal.</text:p>
      <text:p text:style-name="P14">A cette fin, l'association propose trois options d'engagement de la part de la commune.</text:p>
      <text:p text:style-name="P14">Après présentation par la 1ère adjointe et débats, le Conseil décide à l'unanimité de choisir l'option n°1 consistant en la réalisation d'au moins une action de communication par an (affiche, réunion d'information, article dans un bulletin municipal, remise de dépliants...) afin de mieux faire connaître le service de téléassistance mis en œuvre par l'Association Présence Verte.</text:p>
      <text:p text:style-name="P14"/>
      <text:p text:style-name="P14">Le Conseil Municipal charge le Maire de signer toutes les pièces et actes s'y rapportant.</text:p>
      <text:p text:style-name="P13"/>
      <text:p text:style-name="P9">2) Nouvelle numérotation des habitations</text:p>
      <text:p text:style-name="P12">Monsieur le Maire indique aux membres du Conseil que la municipalité a été informé par La Poste que certaines habitations n'étaient pas (ou mal) numérotées.</text:p>
      <text:p text:style-name="P15">Il convient donc de procéder à cette numérotation.</text:p>
      <text:p text:style-name="P15">Après en avoir délibéré, les membres du Conseil acceptent la numérotation comme proposée et jointe en annexe.</text:p>
      <text:p text:style-name="P8"/>
      <text:p text:style-name="P10"><text:soft-page-break/><text:span text:style-name="T3"/></text:p>
      <text:p text:style-name="P9"/>
      <text:p text:style-name="P9">4) <text:span text:style-name="T4">Modification de la convention de location de la salle des fêtes aux associations</text:span></text:p>
      <text:p text:style-name="P11">Il est exposé aux membres du Conseil que le point concernant la question de la réalisation (ou non) du ménage par les associations louant la salle des fêtes ainsi que la facturation (ou non) de ce ménage aux dites associations n'est pas clair et pourrait être la cause d'éventuels litiges. Il convient donc de clarifier cette question en la reformulant dans la convention de location.</text:p>
      <text:p text:style-name="P6">Par ailleurs, Monsieur le Maire propose que soit ajouté un article précisant que de manière exceptionnelle, la municipalité se réserve le droit d'appliquer un tarif différentiel selon les circonstances locales.</text:p>
      <text:p text:style-name="P6">Monsieur le Maire propose par ailleurs que le tarif de 450€ soit appliqué exceptionnellement à la société Reorev pour la location de la salle des fêtes, cette société partageant la location sur le week-end avec une association ayant œuvré pour la commune.</text:p>
      <text:p text:style-name="P6">A l'unanimité, les membres du conseil acceptent cette proposition et autorisent le maire à signer tous les actes s'y rapportant.</text:p>
      <text:p text:style-name="P6"/>
      <text:list xml:id="list39179135" text:continue-numbering="true" text:style-name="L2">
        <text:list-header>
          <text:p text:style-name="P29">5) Création d'un comité consultatif pour le projet de réhabilitation du château</text:p>
        </text:list-header>
      </text:list>
      <text:p text:style-name="P7">Selon l'article L2143-2 du Code Général des Collectivités Territoriales, il existe la possibilité de créer un comité consultatif pour un problème concernant la commune, comprenant des personnes qui peuvent ne pas appartenir au Conseil.</text:p>
      <text:p text:style-name="P7">Le Maire en fixe la composition et la durée (qui ne peut excéder celle du mandat en cours).</text:p>
      <text:p text:style-name="P7">Il propose les noms suivants :</text:p>
      <text:p text:style-name="P7">VIEMON Patricia</text:p>
      <text:p text:style-name="P7">GEORGE Dominique</text:p>
      <text:p text:style-name="P7">DORME Patrick</text:p>
      <text:p text:style-name="P7">CICUTTI Mireille</text:p>
      <text:p text:style-name="P7">DORME Pascale</text:p>
      <text:p text:style-name="P7">HARLAUX Axel</text:p>
      <text:p text:style-name="P7">Le Maire propose par ailleurs de désigner Mme Christine ULIVI comme Présidente.</text:p>
      <text:p text:style-name="P7">A l'unanimité des membres présents, le Conseil accepte cette proposition et autorise le Maire à signer tous les actes s'y rapportant.</text:p>
      <text:p text:style-name="P6"/>
      <text:list xml:id="list39185265" text:continue-numbering="true" text:style-name="L2">
        <text:list-header>
          <text:p text:style-name="P30">6) DM Budget communal</text:p>
        </text:list-header>
      </text:list>
      <text:p text:style-name="P23">Monsieur le Maire expose qu'il convient de modifier la DM n°2 de la commune sur la section d'investissement comme suit :</text:p>
      <text:p text:style-name="P23">Dépenses / Chap 001 : -18,89€</text:p>
      <text:p text:style-name="P23">Recettes / Chap 001 : 18,89€</text:p>
      <text:p text:style-name="P23"/>
      <text:p text:style-name="P32"/>
      <text:p text:style-name="P33"/>
      <text:list xml:id="list39155276" text:continue-numbering="true" text:style-name="L2">
        <text:list-header>
          <text:p text:style-name="P30">7) DM Budget assainissement</text:p>
        </text:list-header>
      </text:list>
      <text:p text:style-name="P5">Monsieur le Maire explique aux membres du Conseil qu'il faut modifier l'affectation du résultat <text:s/>ainsi que la DM n°1 comme suit :</text:p>
      <text:p text:style-name="P5"/>
      <text:p text:style-name="P5">INVESTISSEMENT</text:p>
      <table:table table:name="Tableau1" table:style-name="Tableau1">
        <table:table-column table:style-name="Tableau1.A" table:number-columns-repeated="5"/>
        <table:table-column table:style-name="Tableau1.F"/>
        <table:table-row>
          <table:table-cell table:style-name="Tableau1.A1" table:number-columns-spanned="3" office:value-type="string">
            <text:p text:style-name="P22">DEPENSE</text:p>
          </table:table-cell>
          <table:covered-table-cell/>
          <table:covered-table-cell/>
          <table:table-cell table:style-name="Tableau1.D1" table:number-columns-spanned="3" office:value-type="string">
            <text:p text:style-name="P22">RECETTE</text:p>
          </table:table-cell>
          <table:covered-table-cell/>
          <table:covered-table-cell/>
        </table:table-row>
        <table:table-row>
          <table:table-cell table:style-name="Tableau1.A2" office:value-type="string">
            <text:p text:style-name="P21">Chapitre</text:p>
          </table:table-cell>
          <table:table-cell table:style-name="Tableau1.A2" office:value-type="string">
            <text:p text:style-name="P21">Compte</text:p>
          </table:table-cell>
          <table:table-cell table:style-name="Tableau1.A2" office:value-type="string">
            <text:p text:style-name="P21">Montant</text:p>
          </table:table-cell>
          <table:table-cell table:style-name="Tableau1.A2" office:value-type="string">
            <text:p text:style-name="P21">Chapitre</text:p>
          </table:table-cell>
          <table:table-cell table:style-name="Tableau1.A2" office:value-type="string">
            <text:p text:style-name="P21">Compte</text:p>
          </table:table-cell>
          <table:table-cell table:style-name="Tableau1.F2" office:value-type="string">
            <text:p text:style-name="P21">Montant</text:p>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D3" office:value-type="float" office:value="1068">
            <text:p text:style-name="P21">1068</text:p>
          </table:table-cell>
          <table:table-cell table:style-name="Tableau1.A2" office:value-type="string">
            <text:p text:style-name="P21"/>
          </table:table-cell>
          <table:table-cell table:style-name="Tableau1.F3" office:value-type="float" office:value="15704.53">
            <text:p text:style-name="P21">15704,53</text:p>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D3" office:value-type="float" office:value="21">
            <text:p text:style-name="P21">21</text:p>
          </table:table-cell>
          <table:table-cell table:style-name="Tableau1.A2" office:value-type="string">
            <text:p text:style-name="P21"/>
          </table:table-cell>
          <table:table-cell table:style-name="Tableau1.F3" office:value-type="float" office:value="-15823.53">
            <text:p text:style-name="P21">-15823,53</text:p>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D3" office:value-type="float" office:value="40">
            <text:p text:style-name="P21">40</text:p>
          </table:table-cell>
          <table:table-cell table:style-name="Tableau1.D3" office:value-type="float" office:value="281562">
            <text:p text:style-name="P21">281562</text:p>
          </table:table-cell>
          <table:table-cell table:style-name="Tableau1.F3" office:value-type="float" office:value="119">
            <text:p text:style-name="P21">119</text:p>
          </table:table-cell>
        </table:table-row>
      </table:table>
      <text:p text:style-name="P5"/>
      <text:p text:style-name="P5">FONCTIONNEMENT</text:p>
      <table:table table:name="Tableau2" table:style-name="Tableau2">
        <table:table-column table:style-name="Tableau2.A" table:number-columns-repeated="5"/>
        <table:table-column table:style-name="Tableau2.F"/>
        <table:table-row>
          <table:table-cell table:style-name="Tableau2.A1" table:number-columns-spanned="3" office:value-type="string">
            <text:p text:style-name="P22">DEPENSE</text:p>
          </table:table-cell>
          <table:covered-table-cell/>
          <table:covered-table-cell/>
          <table:table-cell table:style-name="Tableau2.D1" table:number-columns-spanned="3" office:value-type="string">
            <text:p text:style-name="P22">RECETTE</text:p>
          </table:table-cell>
          <table:covered-table-cell/>
          <table:covered-table-cell/>
        </table:table-row>
        <table:table-row>
          <table:table-cell table:style-name="Tableau2.A2" office:value-type="string">
            <text:p text:style-name="P21">Chapitre</text:p>
          </table:table-cell>
          <table:table-cell table:style-name="Tableau2.A2" office:value-type="string">
            <text:p text:style-name="P21">Compte</text:p>
          </table:table-cell>
          <table:table-cell table:style-name="Tableau2.A2" office:value-type="string">
            <text:p text:style-name="P21">Montant</text:p>
          </table:table-cell>
          <table:table-cell table:style-name="Tableau2.A2" office:value-type="string">
            <text:p text:style-name="P21">Chapitre</text:p>
          </table:table-cell>
          <table:table-cell table:style-name="Tableau2.A2" office:value-type="string">
            <text:p text:style-name="P21">Compte</text:p>
          </table:table-cell>
          <table:table-cell table:style-name="Tableau2.F2" office:value-type="string">
            <text:p text:style-name="P21">Montant</text:p>
          </table:table-cell>
        </table:table-row>
        <table:table-row>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D3" office:value-type="float" office:value="2">
            <text:p text:style-name="P21">002</text:p>
          </table:table-cell>
          <table:table-cell table:style-name="Tableau2.A2" office:value-type="string">
            <text:p text:style-name="P21"/>
          </table:table-cell>
          <table:table-cell table:style-name="Tableau2.F3" office:value-type="float" office:value="-15704.53">
            <text:p text:style-name="P21">-15704,53</text:p>
          </table:table-cell>
        </table:table-row>
        <table:table-row>
          <table:table-cell table:style-name="Tableau2.D3" office:value-type="float" office:value="23">
            <text:p text:style-name="P21">023</text:p>
          </table:table-cell>
          <table:table-cell table:style-name="Tableau2.A2" office:value-type="string">
            <text:p text:style-name="P21"/>
          </table:table-cell>
          <table:table-cell table:style-name="Tableau2.C4" office:value-type="float" office:value="-15823.53">
            <text:p text:style-name="P21">-15823,53</text:p>
          </table:table-cell>
          <table:table-cell table:style-name="Tableau2.C4">
            <text:p text:style-name="P21"/>
          </table:table-cell>
          <table:table-cell table:style-name="Tableau2.A2" office:value-type="string">
            <text:p text:style-name="P21"/>
          </table:table-cell>
          <table:table-cell table:style-name="Tableau2.F3">
            <text:p text:style-name="P21"/>
          </table:table-cell>
        </table:table-row>
        <table:table-row>
          <table:table-cell table:style-name="Tableau2.D3" office:value-type="float" office:value="11">
            <text:p text:style-name="P21">011</text:p>
          </table:table-cell>
          <table:table-cell table:style-name="Tableau2.C4" office:value-type="float" office:value="61523">
            <text:p text:style-name="P21">61523</text:p>
          </table:table-cell>
          <table:table-cell table:style-name="Tableau2.C4" office:value-type="float" office:value="6436">
            <text:p text:style-name="P21">6436</text:p>
          </table:table-cell>
          <table:table-cell table:style-name="Tableau2.C4">
            <text:p text:style-name="P21"/>
          </table:table-cell>
          <table:table-cell table:style-name="Tableau2.C4">
            <text:p text:style-name="P21"/>
          </table:table-cell>
          <table:table-cell table:style-name="Tableau2.F3">
            <text:p text:style-name="P21"/>
          </table:table-cell>
        </table:table-row>
        <table:table-row>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C4" office:value-type="float" office:value="70">
            <text:p text:style-name="P21">70</text:p>
          </table:table-cell>
          <table:table-cell table:style-name="Tableau2.C4" office:value-type="float" office:value="70611">
            <text:p text:style-name="P21">70611</text:p>
          </table:table-cell>
          <table:table-cell table:style-name="Tableau2.F3" office:value-type="float" office:value="6436">
            <text:p text:style-name="P21">6436</text:p>
          </table:table-cell>
        </table:table-row>
        <table:table-row>
          <table:table-cell table:style-name="Tableau2.A2" office:value-type="string">
            <text:p text:style-name="P21"/>
          </table:table-cell>
          <table:table-cell table:style-name="Tableau2.A2" office:value-type="string">
            <text:p text:style-name="P21"/>
          </table:table-cell>
          <table:table-cell table:style-name="Tableau2.A2" office:value-type="string">
            <text:p text:style-name="P21"/>
          </table:table-cell>
          <table:table-cell table:style-name="Tableau2.C4" office:value-type="float" office:value="77">
            <text:p text:style-name="P21">77</text:p>
          </table:table-cell>
          <table:table-cell table:style-name="Tableau2.C4" office:value-type="float" office:value="778">
            <text:p text:style-name="P21">778</text:p>
          </table:table-cell>
          <table:table-cell table:style-name="Tableau2.F3" office:value-type="float" office:value="119">
            <text:p text:style-name="P21">119</text:p>
          </table:table-cell>
        </table:table-row>
      </table:table>
      <text:list xml:id="list39179424" text:continue-numbering="true" text:style-name="L2">
        <text:list-header>
          <text:p text:style-name="P30"/>
          <text:p text:style-name="P30">Questions diverses</text:p>
        </text:list-header>
        <text:list-item>
          <text:p text:style-name="P31">Appel à cotisation de la MARPA de Souvigny de Touraine à hauteur de 5€.</text:p>
          <text:p text:style-name="P31"/>
        </text:list-item>
      </text:list>
      <text:p text:style-name="P5">La séance est levée à 20h30.</text:p>
      <text:p text:style-name="P5"/>
      <text:p text:style-name="P3">Le Maire,</text:p>
      <text:p text:style-name="P7"><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12-18T19:03:29.29</dc:date>
    <dc:creator>Isabelle Derouet</dc:creator>
    <meta:editing-duration>PT126H42M38S</meta:editing-duration>
    <meta:editing-cycles>244</meta:editing-cycles>
    <meta:generator>OpenOffice.org/3.2$Win32 OpenOffice.org_project/320m18$Build-9502</meta:generator>
    <meta:printed-by>Isabelle Derouet</meta:printed-by>
    <meta:print-date>2012-12-18T18:57:42.51</meta:print-date>
    <meta:document-statistic meta:table-count="2" meta:image-count="0" meta:object-count="0" meta:page-count="3" meta:paragraph-count="100" meta:word-count="768" meta:character-count="4817"/>
    <meta:user-defined meta:name="Info 1"/>
    <meta:user-defined meta:name="Info 2"/>
    <meta:user-defined meta:name="Info 3"/>
    <meta:user-defined meta:name="Info 4"/>
  </office:meta>
</office:document-meta>
</file>